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24pt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█████████████████████████████████</text:p>
      <text:p text:style-name="P1">█A█ <text:s text:c="4"/>█B█ <text:s text:c="8"/>█ <text:s text:c="8"/>█ █</text:p>
      <text:p text:style-name="P1">█ █ ███ █ █ ███ █████ █ █████ █ █</text:p>
      <text:p text:style-name="P1">█ █ █ █ █ <text:s text:c="4"/>█ <text:s text:c="6"/>█ █ <text:s text:c="2"/>█ <text:s text:c="2"/>█</text:p>
      <text:p text:style-name="P1">█ █ █ █ ███████████ ███ █ █ █████</text:p>
      <text:p text:style-name="P1">█ <text:s text:c="2"/>█ █ <text:s text:c="4"/>█ <text:s text:c="4"/>█ █ █ <text:s text:c="2"/>█ <text:s text:c="4"/>█</text:p>
      <text:p text:style-name="P1">█ ███ █████ █ ███ █ █ ███████ █ █</text:p>
      <text:p text:style-name="P1">█ █ <text:s text:c="4"/>█ █ █ █ █ █ <text:s text:c="6"/>█ █ █ █</text:p>
      <text:p text:style-name="P1">█ █ ███ █ █ █ █ █ █████████ ███ █</text:p>
      <text:p text:style-name="P1">█ █ <text:s text:c="2"/>█ <text:s text:c="2"/>█ █ <text:s text:c="2"/>█ <text:s text:c="2"/>█ <text:s text:c="6"/>█ <text:s text:c="2"/>█</text:p>
      <text:p text:style-name="P1">█ ███ ███ █ ███ ███ █ ███████ █ █</text:p>
      <text:p text:style-name="P1">█ █ <text:s text:c="2"/>█ █ █ <text:s text:c="4"/>█ █ <text:s text:c="2"/>█ <text:s text:c="2"/>█ <text:s text:c="2"/>█ █</text:p>
      <text:p text:style-name="P1">█ █ ███ █ ███████ █████ █ █ ███ █</text:p>
      <text:p text:style-name="P1">█ █ <text:s text:c="2"/>█ █ <text:s text:c="6"/>█ <text:s text:c="2"/>█ <text:s text:c="2"/>█ █ █ █ █</text:p>
      <text:p text:style-name="P1">█ ███ █ ███████ █ █ █ ███ █ █ █ █</text:p>
      <text:p text:style-name="P1">█ <text:s text:c="4"/>█ <text:s text:c="10"/>█ <text:s text:c="2"/>█ <text:s text:c="4"/>█ <text:s text:c="2"/>█</text:p>
      <text:p text:style-name="P1">█████████████████████████████████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5T11:38:58.052949167</meta:creation-date>
    <meta:print-date>2025-09-05T11:40:04.076722272</meta:print-date>
    <dc:date>2025-09-05T11:40:19.823673926</dc:date>
    <meta:editing-duration>PT1M22S</meta:editing-duration>
    <meta:editing-cycles>1</meta:editing-cycles>
    <meta:document-statistic meta:table-count="0" meta:image-count="0" meta:object-count="0" meta:page-count="1" meta:paragraph-count="17" meta:word-count="148" meta:character-count="561" meta:non-whitespace-character-count="308"/>
    <meta:generator>LibreOffice/24.8.3.2$Linux_X86_64 LibreOffice_project/480$Build-2</meta:generator>
  </office:meta>
</office:document-meta>
</file>